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771e" officeooo:paragraph-rsid="0014771e"/>
    </style:style>
    <style:style style:name="P2" style:family="paragraph" style:parent-style-name="Standard">
      <style:paragraph-properties fo:text-align="center" style:justify-single-word="false"/>
      <style:text-properties officeooo:rsid="0014771e" officeooo:paragraph-rsid="0014771e"/>
    </style:style>
    <style:style style:name="P3" style:family="paragraph" style:parent-style-name="Standard">
      <style:text-properties officeooo:rsid="0014771e" officeooo:paragraph-rsid="00177442"/>
    </style:style>
    <style:style style:name="P4" style:family="paragraph" style:parent-style-name="Standard">
      <style:text-properties officeooo:rsid="0014771e" officeooo:paragraph-rsid="0019c2cf"/>
    </style:style>
    <style:style style:name="P5" style:family="paragraph" style:parent-style-name="Standard">
      <style:text-properties officeooo:rsid="0014771e" officeooo:paragraph-rsid="001a724f"/>
    </style:style>
    <style:style style:name="P6" style:family="paragraph" style:parent-style-name="Standard">
      <style:text-properties officeooo:rsid="0014f851" officeooo:paragraph-rsid="0014771e"/>
    </style:style>
    <style:style style:name="P7" style:family="paragraph" style:parent-style-name="Standard">
      <style:text-properties officeooo:rsid="0014f851" officeooo:paragraph-rsid="0014f851"/>
    </style:style>
    <style:style style:name="P8" style:family="paragraph" style:parent-style-name="Standard">
      <style:text-properties officeooo:rsid="0014f851" officeooo:paragraph-rsid="001b8a03"/>
    </style:style>
    <style:style style:name="P9" style:family="paragraph" style:parent-style-name="Standard">
      <style:text-properties officeooo:rsid="0015d62d" officeooo:paragraph-rsid="0014f851"/>
    </style:style>
    <style:style style:name="P10" style:family="paragraph" style:parent-style-name="Standard">
      <style:text-properties officeooo:rsid="0015d62d" officeooo:paragraph-rsid="0015d62d"/>
    </style:style>
    <style:style style:name="P11" style:family="paragraph" style:parent-style-name="Standard">
      <style:text-properties officeooo:rsid="0015d62d" officeooo:paragraph-rsid="001b8a03"/>
    </style:style>
    <style:style style:name="P12" style:family="paragraph" style:parent-style-name="Standard">
      <style:text-properties officeooo:rsid="00177442" officeooo:paragraph-rsid="00177442"/>
    </style:style>
    <style:style style:name="P13" style:family="paragraph" style:parent-style-name="Standard">
      <style:text-properties officeooo:rsid="00189431" officeooo:paragraph-rsid="00189431"/>
    </style:style>
    <style:style style:name="P14" style:family="paragraph" style:parent-style-name="Standard">
      <style:text-properties officeooo:rsid="0019c2cf" officeooo:paragraph-rsid="0019c2cf"/>
    </style:style>
    <style:style style:name="P15" style:family="paragraph" style:parent-style-name="Standard">
      <style:text-properties officeooo:rsid="001a724f" officeooo:paragraph-rsid="001a724f"/>
    </style:style>
    <style:style style:name="P16" style:family="paragraph" style:parent-style-name="Standard">
      <style:text-properties officeooo:rsid="001a724f" officeooo:paragraph-rsid="001ea8a1"/>
    </style:style>
    <style:style style:name="P17" style:family="paragraph" style:parent-style-name="Standard">
      <style:text-properties officeooo:rsid="001f92d0" officeooo:paragraph-rsid="001f92d0"/>
    </style:style>
    <style:style style:name="P18" style:family="paragraph" style:parent-style-name="Standard">
      <style:text-properties officeooo:rsid="001f92d0" officeooo:paragraph-rsid="00222f02"/>
    </style:style>
    <style:style style:name="P19" style:family="paragraph" style:parent-style-name="Standard">
      <style:text-properties officeooo:rsid="001f92d0" officeooo:paragraph-rsid="0014771e"/>
    </style:style>
    <style:style style:name="P20" style:family="paragraph" style:parent-style-name="Standard">
      <style:text-properties officeooo:rsid="00209d16" officeooo:paragraph-rsid="00209d16"/>
    </style:style>
    <style:style style:name="P21" style:family="paragraph" style:parent-style-name="Standard">
      <style:text-properties officeooo:rsid="0022f09e" officeooo:paragraph-rsid="0022f09e"/>
    </style:style>
    <style:style style:name="P22" style:family="paragraph" style:parent-style-name="Standard">
      <style:text-properties officeooo:rsid="00232524" officeooo:paragraph-rsid="00232524"/>
    </style:style>
    <style:style style:name="P23" style:family="paragraph" style:parent-style-name="Heading_20_3">
      <style:paragraph-properties fo:break-before="page"/>
    </style:style>
    <style:style style:name="T1" style:family="text">
      <style:text-properties officeooo:rsid="0014771e"/>
    </style:style>
    <style:style style:name="T2" style:family="text">
      <style:text-properties officeooo:rsid="0014f851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77442"/>
    </style:style>
    <style:style style:name="T5" style:family="text">
      <style:text-properties style:text-position="super 58%" officeooo:rsid="0019c2cf"/>
    </style:style>
    <style:style style:name="T6" style:family="text">
      <style:text-properties style:text-position="super 58%" officeooo:rsid="0014f851"/>
    </style:style>
    <style:style style:name="T7" style:family="text">
      <style:text-properties style:text-position="super 58%" officeooo:rsid="00189431"/>
    </style:style>
    <style:style style:name="T8" style:family="text">
      <style:text-properties officeooo:rsid="0015d62d"/>
    </style:style>
    <style:style style:name="T9" style:family="text">
      <style:text-properties officeooo:rsid="00177442"/>
    </style:style>
    <style:style style:name="T10" style:family="text">
      <style:text-properties officeooo:rsid="00189431"/>
    </style:style>
    <style:style style:name="T11" style:family="text">
      <style:text-properties officeooo:rsid="0019c2cf"/>
    </style:style>
    <style:style style:name="T12" style:family="text">
      <style:text-properties officeooo:rsid="001a724f"/>
    </style:style>
    <style:style style:name="T13" style:family="text">
      <style:text-properties officeooo:rsid="001b8a03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b8a03" style:font-size-asian="8pt" style:font-size-complex="8pt"/>
    </style:style>
    <style:style style:name="T16" style:family="text">
      <style:text-properties fo:font-size="8pt" officeooo:rsid="001ea8a1" style:font-size-asian="8pt" style:font-size-complex="8pt"/>
    </style:style>
    <style:style style:name="T17" style:family="text">
      <style:text-properties officeooo:rsid="001d46e5"/>
    </style:style>
    <style:style style:name="T18" style:family="text">
      <style:text-properties officeooo:rsid="001ea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atural </text:span>Sum Sub-Type Factorization</text:p>
      <text:p text:style-name="P2">by Sven Nilsen, 2019</text:p>
      <text:p text:style-name="P19"/>
      <text:p text:style-name="P17">To deal with sub-type theorem efficiently, one must make various assumptions and develop specific tools depending on the assumptions. One trick is to change the semantics of a data type such that theorem proving gets easier, while some information about the original data gets lost.</text:p>
      <text:p text:style-name="P7"/>
      <text:p text:style-name="P7">In the data structure I suggest<text:span text:style-name="T17">ed</text:span> for Efficient Type Checking<text:span text:style-name="T3"><text:reference-ref text:reference-format="text" text:ref-name="1">[1]</text:reference-ref></text:span>, <text:span text:style-name="T8">intended for dealing with sub-types,</text:span><text:line-break/>the following axiom give<text:span text:style-name="T8">s</text:span> natural behavior under <text:span text:style-name="T13">abstract rewriting to normal form</text:span><text:span text:style-name="T3"><text:reference-ref text:reference-format="text" text:ref-name="4">[2]</text:reference-ref></text:span>:</text:p>
      <text:p text:style-name="P7"/>
      <text:p text:style-name="P7"><text:tab/>a + a · b = a</text:p>
      <text:p text:style-name="P7"/>
      <text:p text:style-name="P20">This is what I call Natural Sum Sub-Type Factorization.</text:p>
      <text:p text:style-name="P7"/>
      <text:p text:style-name="P13"><text:span text:style-name="T13">Abstract rewriting</text:span> is a way of simplifying or preparing expressions for more efficient theorem proving.</text:p>
      <text:p text:style-name="P14">The `+` operator means an analogue of <text:span text:style-name="T2">`⊻` </text:span>(XOR). The `<text:span text:style-name="T2">·</text:span>` operator means an analogue of `<text:span text:style-name="T1">∧</text:span>` (AND).</text:p>
      <text:p text:style-name="P18">This algebraic system exploits the fact that a <text:span text:style-name="T2">sub-type is isomorphic to propositions in Logic about existence of symbols in a free form grammar sentence, joined by `∧` and `⊻`</text:span><text:span text:style-name="T6"><text:reference-ref text:reference-format="text" text:ref-name="2">[3]</text:reference-ref></text:span><text:span text:style-name="T2">. In Logic, the order of symbols is lost, but here, in the algebraic form, the order is preserved. A product `a · b` is interpreted as first matching against some symbol `a` and then `b`.</text:span></text:p>
      <text:p text:style-name="P10"/>
      <text:p text:style-name="P10">One can think about this law as a special case of <text:span text:style-name="T11">sum</text:span><text:span text:style-name="T5"><text:reference-ref text:reference-format="text" text:ref-name="5">[5]</text:reference-ref></text:span><text:span text:style-name="T11"> sub-type </text:span>factorization:</text:p>
      <text:p text:style-name="P10"/>
      <text:p text:style-name="P10"><text:tab/>a <text:span text:style-name="T2">· </text:span>1 + a <text:span text:style-name="T2">· b </text:span>= a <text:span text:style-name="T2">· </text:span>(1 + b)</text:p>
      <text:p text:style-name="P10"/>
      <text:p text:style-name="P12"><text:span text:style-name="T8">The intuition behind the element `1` in this algebra is like a wildcard symbol: It matches all symbols, such that `1 + b = 1`. Since `a · 1 = a`, the result is just `a`. The data structure I suggested has no element for `1`, so the axiom must be used instead.</text:span></text:p>
      <text:p text:style-name="P5"/>
      <text:p text:style-name="P21">One benefit of having two interpretations, one in Logic and one in the algebraic form, is that out intuition about correct behavior can be checked. This is the case. <text:span text:style-name="T9">While the axion might seem fine on the surface, a problem occurs when you try translating into Logic. </text:span>The problem is that `b` collides with the constraints of XOR and is set to `false`. Our intuition about `b` says that it can be `false` or it can be `true`, but it does not matter. A proof of a second solution is needed.</text:p>
      <text:p text:style-name="P21"/>
      <text:p text:style-name="P12">To solve this issue, one must use Natural Implication<text:span text:style-name="T3"><text:reference-ref text:reference-format="text" text:ref-name="4">[2]</text:reference-ref></text:span>. Natural Implication is used when struggling with false assumptions, <text:span text:style-name="T12">and there is no easy way to update them</text:span>. <text:span text:style-name="T10">An extra proposition is introduced in the proof to keep track of soundness. The other propositions can then be equal to `true`, or equal to `sound`. This is sufficient to prove</text:span><text:span text:style-name="T7"><text:reference-ref text:reference-format="text" text:ref-name="6">[6]</text:reference-ref></text:span><text:span text:style-name="T10"> that `b` is `true`, but also `unsound`:</text:span></text:p>
      <text:p text:style-name="P1"/>
      <text:p text:style-name="P3"><text:tab/>( A <text:s text:c="2"/>⊻ <text:s text:c="2"/>A ∧ B ) = sound <text:s text:c="8"/>∧ <text:s text:c="7"/>A</text:p>
      <text:p text:style-name="P1"><text:tab/>----------------------------------------------</text:p>
      <text:p text:style-name="P1"><text:tab/>( B = true ) ∨ ( B = sound ) <text:s text:c="4"/>= <text:s text:c="7"/>B</text:p>
      <text:p text:style-name="P1"/>
      <text:p text:style-name="P4"><text:span text:style-name="T11">Natural Implication supports the intuition of sum sub-type factorization such that `B` has two solutions.</text:span></text:p>
      <text:h text:style-name="P23" text:outline-level="3">References:</text:h>
      <text:p text:style-name="P6"/>
      <text:p text:style-name="P7"><text:reference-mark-start text:name="1"/>[1]<text:reference-mark-end text:name="1"/><text:tab/>“Efficient Type Checking”</text:p>
      <text:p text:style-name="P7"><text:tab/>Sven Nilsen, 2019</text:p>
      <text:p text:style-name="P8"><text:tab/><text:a xlink:type="simple" xlink:href="https://github.com/advancedresearch/path_semantics/blob/master/papers-wip/efficient-type-checking.pdf" text:style-name="Internet_20_link" text:visited-style-name="Visited_20_Internet_20_Link"><text:span text:style-name="T15">https://github.com/advancedresearch/path_semantics/blob/master/papers-wip/efficient-type-checking.pdf</text:span></text:a></text:p>
      <text:p text:style-name="P8"/>
      <text:p text:style-name="P11"><text:reference-mark-start text:name="4"/>[<text:span text:style-name="T13">2</text:span>]<text:reference-mark-end text:name="4"/><text:tab/>“<text:span text:style-name="T13">Normal form (abstract rewriting)</text:span>”</text:p>
      <text:p text:style-name="P11"><text:tab/>Wikipedia</text:p>
      <text:p text:style-name="P11"><text:tab/><text:a xlink:type="simple" xlink:href="https://en.wikipedia.org/wiki/Normal_form_(abstract_rewriting" text:style-name="Internet_20_link" text:visited-style-name="Visited_20_Internet_20_Link"><text:span text:style-name="T15">https://en.wikipedia.org/wiki/Normal_form_(abstract_rewriting</text:span></text:a><text:span text:style-name="T15">)</text:span></text:p>
      <text:p text:style-name="P11"/>
      <text:p text:style-name="P7"><text:reference-mark-start text:name="2"/>[<text:span text:style-name="T13">3</text:span>]<text:reference-mark-end text:name="2"/><text:tab/>“Propositional Logic as Symbolic Free Form Grammar”</text:p>
      <text:p text:style-name="P7"><text:tab/>Sven Nilsen, 2019</text:p>
      <text:p text:style-name="P8"><text:tab/><text:a xlink:type="simple" xlink:href="https://github.com/advancedresearch/path_semantics/blob/master/papers-wip/propositional-logic-as-symbolic-free-form-grammar.pdf" text:style-name="Internet_20_link" text:visited-style-name="Visited_20_Internet_20_Link"><text:span text:style-name="T15">https://github.com/advancedresearch/path_semantics/blob/master/papers-wip/propositional-logic-as-symbolic-free-form-grammar.pdf</text:span></text:a></text:p>
      <text:p text:style-name="P7"/>
      <text:p text:style-name="P7"><text:reference-mark-start text:name="3"/>[<text:span text:style-name="T13">4</text:span>]<text:reference-mark-end text:name="3"/><text:tab/>“Natural Implication”</text:p>
      <text:p text:style-name="P7"><text:tab/>Sven Nilsen, 2019</text:p>
      <text:p text:style-name="P8"><text:tab/><text:a xlink:type="simple" xlink:href="https://github.com/advancedresearch/path_semantics/blob/master/papers-wip/natural-implication.pdf" text:style-name="Internet_20_link" text:visited-style-name="Visited_20_Internet_20_Link"><text:span text:style-name="T15">https://github.com/advancedresearch/path_semantics/blob/master/papers-wip/natural-implication.pdf</text:span></text:a></text:p>
      <text:p text:style-name="P9"/>
      <text:p text:style-name="P15"><text:reference-mark-start text:name="5"/>[5]<text:reference-mark-end text:name="5"/><text:tab/>“<text:span text:style-name="T18">Tagged union</text:span>”</text:p>
      <text:p text:style-name="P15"><text:tab/>Wikipedia</text:p>
      <text:p text:style-name="P16"><text:tab/><text:a xlink:type="simple" xlink:href="https://en.wikipedia.org/wiki/Tagged_union" text:style-name="Internet_20_link" text:visited-style-name="Visited_20_Internet_20_Link"><text:span text:style-name="T16">https://en.wikipedia.org/wiki/Tagged_union</text:span></text:a></text:p>
      <text:p text:style-name="P16"/>
      <text:p text:style-name="P22"><text:reference-mark-start text:name="6"/>[6]<text:reference-mark-end text:name="6"/><text:tab/>“Pocket-Prover”</text:p>
      <text:p text:style-name="P22"><text:tab/>AdvancedResearch, Sven Nilsen</text:p>
      <text:p text:style-name="P22"><text:tab/><text:a xlink:type="simple" xlink:href="https://github.com/advancedresearch/pocket_prover" text:style-name="Internet_20_link" text:visited-style-name="Visited_20_Internet_20_Link"><text:span text:style-name="T14">https://github.com/advancedresearch/pocket_prover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1:28:38.267675000</meta:creation-date>
    <dc:date>2019-05-10T09:47:49.095884000</dc:date>
    <meta:editing-duration>PT7H17M24S</meta:editing-duration>
    <meta:editing-cycles>1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7" meta:word-count="516" meta:character-count="3425" meta:non-whitespace-character-count="2899"/>
  </office:meta>
</office:document-meta>
</file>